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hScriptFactory.requiresScriptedObjectRefresh( ScriptSource script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hScriptFactory.BshScriptFactory( String scriptSource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hScriptFactory.getScrip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hScriptFactory.getScriptSourc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hScriptFactory.getScriptedObject( ScriptSource scriptSource , @ Nullable Class &lt; ? &gt; ... actualInterfac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BshScriptFactory.requiresConfig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hScriptFacto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hScriptFactory.getScriptedObjectType( ScriptSource script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shScriptFactory.BshScriptFactory( String scriptSourceLocator , @ Nullable Class &lt; ? &gt; ... script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hScriptFactory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